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4" office:value-type="string" calcext:value-type="string">
            <text:p>Red (Stop)</text:p>
          </table:table-cell>
          <table:table-cell table:style-name="ce12" office:value-type="float" office:value="18" calcext:value-type="float">
            <text:p>18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string" calcext:value-type="string">
            <text:p>Miso</text:p>
          </table:table-cell>
          <table:table-cell table:number-columns-repeated="3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string" calcext:value-type="string">
            <text:p>Mosi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SSR Top Heaters</text:p>
          </table:table-cell>
          <table:table-cell table:style-name="ce12" office:value-type="float" office:value="17" calcext:value-type="float">
            <text:p>17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string" calcext:value-type="string">
            <text:p>SCK (CLK)</text:p>
          </table:table-cell>
          <table:table-cell/>
          <table:table-cell table:style-name="ce4" office:value-type="string" calcext:value-type="string">
            <text:p>Relay Fan</text:p>
          </table:table-cell>
          <table:table-cell table:style-name="ce1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e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Probe A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Probe B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" office:value-type="string" calcext:value-type="string">
            <text:p>CLK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MISO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00-00-00</text:date>, <text:time style:data-style-name="N2" text:time-value="18:04:24.7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06-13T23:38:36.376000000</dc:date>
    <meta:editing-duration>P2DT18H49M58S</meta:editing-duration>
    <meta:editing-cycles>12</meta:editing-cycles>
    <meta:document-statistic meta:table-count="1" meta:cell-count="48" meta:object-count="0"/>
  </office:meta>
</office:document-meta>
</file>